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 1" manifest:media-type="application/octet-stream"/>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1000001AE00000056DB66F0D0AF63E1C9.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alibri" svg:font-family="Calibri" style:font-family-generic="swiss" style:font-pitch="variable"/>
    <style:font-face style:name="Times New Roman" svg:font-family="'Times New Roman'" style:font-family-generic="roman" style:font-pitch="variable"/>
  </office:font-face-decls>
  <office:automatic-styles>
    <style:style style:name="P1" style:family="paragraph" style:parent-style-name="Encabezado">
      <style:paragraph-properties fo:text-align="end" style:justify-single-word="false"/>
      <style:text-properties fo:font-size="9pt" fo:font-style="italic" style:font-size-asian="9pt" style:font-style-asian="italic" style:font-size-complex="10pt" style:font-style-complex="italic"/>
    </style:style>
    <style:style style:name="P2" style:family="paragraph" style:parent-style-name="Normal">
      <style:paragraph-properties fo:text-align="center" style:justify-single-word="false"/>
    </style:style>
    <style:style style:name="P3" style:family="paragraph" style:parent-style-name="Normal">
      <style:paragraph-properties fo:text-align="justify" style:justify-single-word="false"/>
    </style:style>
    <style:style style:name="P4" style:family="paragraph" style:parent-style-name="Normal">
      <style:paragraph-properties fo:text-align="justify" style:justify-single-word="false"/>
      <style:text-properties fo:font-style="italic" style:font-style-asian="italic" style:font-style-complex="italic"/>
    </style:style>
    <style:style style:name="P5" style:family="paragraph" style:parent-style-name="Normal" style:master-page-name="MP0">
      <style:paragraph-properties fo:text-align="center" style:justify-single-word="false" style:page-number="auto" fo:break-before="page"/>
    </style:style>
    <style:style style:name="P6" style:family="paragraph" style:parent-style-name="Párrafo_20_de_20_lista" style:list-style-name="L1">
      <style:paragraph-properties fo:text-align="justify" style:justify-single-word="false"/>
    </style:style>
    <style:style style:name="T1" style:family="text">
      <style:text-properties fo:font-size="12pt" fo:font-weight="bold" style:font-size-asian="12pt" style:font-weight-asian="bold" style:font-size-complex="12pt" style:font-weight-complex="bold"/>
    </style:style>
    <style:style style:name="T2" style:family="text">
      <style:text-properties officeooo:rsid="000523d5"/>
    </style:style>
    <style:style style:name="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parallel" style:number-wrapped-paragraphs="no-limit" style:wrap-contour="false" style:vertical-pos="from-top" style:horizontal-pos="from-left" style:horizontal-rel="paragraph" draw:visible-area-left="0cm" draw:visible-area-top="0cm" draw:visible-area-width="5cm" draw:visible-area-height="5cm" draw:ole-draw-aspect="1"/>
    </style:style>
    <text:list-style style:name="L1">
      <text:list-level-style-number text:level="1"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text:span text:style-name="Fuente_20_de_20_párrafo_20_predeter."><text:span text:style-name="T1">EJERCICIO SCRIPT POWERSHELL-TAREA PROGRAMADA</text:span></text:span></text:p>
      <text:p text:style-name="P3">Bajar el archivo comprimido de imágenes y descomprímelo todas en el siguiente directorio</text:p>
      <text:p text:style-name="P2">C:\tmp\images</text:p>
      <text:p text:style-name="P3">De tal forma que tengamos: </text:p>
      <text:p text:style-name="P2"><draw:frame draw:style-name="fr2" draw:name="Picture 1" text:anchor-type="as-char" svg:y="0cm" svg:width="5.842cm" style:rel-width="scale" svg:height="14.817cm" style:rel-height="scale" draw:z-index="2"><draw:object-ole xlink:href="./Object 1" xlink:type="simple" xlink:show="embed" xlink:actuate="onLoad"/><draw:image xlink:href="./ObjectReplacements/Object 1" xlink:type="simple" xlink:show="embed" xlink:actuate="onLoad"/></draw:frame></text:p>
      <text:p text:style-name="P3"/>
      <text:p text:style-name="P3">Ahora realiza las siguientes instrucciones en un script de powershell, de copia de seguridad de dicha información y clasificación de las imágenes. (Adjunta con la tarea el fichero del script). </text:p>
      <text:list xml:id="list3297464475" text:style-name="L1">
        <text:list-item>
          <text:p text:style-name="P6">Borra el directorio y el contenido de este, donde vamos a realizar la copia de seguridad, y que se llama images-cs y que está ubicado en el directorio c:\tmp.</text:p>
        </text:list-item>
        <text:list-item>
          <text:p text:style-name="P6">Crea el nuevo directorio de copia de seguridad: c:\tmp\images-cs</text:p>
        </text:list-item>
        <text:list-item>
          <text:p text:style-name="P6">Crea dentro del directorio de copia de seguridad, otros dos para clasificación de los ficheros de imágenes, y que se denominarán: artificialInteligenceImages y windowsPowerShellImages.</text:p>
        </text:list-item>
        <text:list-item>
          <text:p text:style-name="P6">Todos los archivos que copiar han de tener el mismo formato (jpg). Debemos borrar por tanto aquellos que no sean de dicho formato.</text:p>
        </text:list-item>
        <text:list-item>
          <text:p text:style-name="P6"><text:soft-page-break/>En cuanto al nombre, han de comenzar por dos letras, con lo que vemos que hay archivos que tienen mas (powershell). Renombra dichos archivos de tal forma que su nombre antes del guión sea ps.</text:p>
        </text:list-item>
        <text:list-item>
          <text:p text:style-name="P6">Copiar todos los archivos que comiencen por ia, del directorio images, al correspondiente de copia de seguridad artificialInteligenceImages</text:p>
        </text:list-item>
        <text:list-item>
          <text:p text:style-name="P6">Copiar todos los archivos relativos a ps, del directorio images, al correspondiente de copia de seguridad, windosPowerShellImages</text:p>
        </text:list-item>
      </text:list>
      <text:p text:style-name="P3"/>
      <text:p text:style-name="P4">Se recomienda que antes de realizar todas las instrucciones en un script en el orden adecuado, se realicen una a una comprobando el resultado correcto de la misma, y finalmente se secuencien en un script en orden.</text:p>
      <text:p text:style-name="P3"/>
      <text:p text:style-name="P3">Finalmente crea una tarea programada en Windows, de tal forma que se ejecute el anterior script realizado todos los días a las 9:00 horas. Adjunta gráficamente como realizas la programación de la tarea. </text:p>
      <text:p text:style-name="P3"/>
      <text:p text:style-name="P3"/>
      <text:p text:style-name="P3"/>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alibri" svg:font-family="Calibri" style:font-family-generic="swiss" style:font-pitch="variable"/>
    <style:font-face style:name="Times New Roman" svg:font-family="'Times New Roman'" style:font-family-generic="roman"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7%"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s" fo:country="ES"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style:contextual-spacing="false" fo:line-height="107%"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auto"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s" fo:country="E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 style:family="paragraph">
      <style:paragraph-properties fo:hyphenation-ladder-count="no-limit"/>
      <style:text-properties fo:hyphenate="false" loext:hyphenation-no-caps="false"/>
    </style:style>
    <style:style style:name="Párrafo_20_de_20_lista" style:display-name="Párrafo de lista" style:family="paragraph" style:parent-style-name="Normal">
      <style:paragraph-properties fo:margin-left="1.27cm" fo:margin-right="0cm" fo:margin-top="0cm" fo:margin-bottom="0.282cm" style:contextual-spacing="true" fo:hyphenation-ladder-count="no-limit" fo:text-indent="0cm" style:auto-text-indent="false">
        <style:tab-stops/>
      </style:paragraph-properties>
      <style:text-properties fo:hyphenate="false" loext:hyphenation-no-caps="false"/>
    </style:style>
    <style:style style:name="Encabezado" style:family="paragraph" style:parent-style-name="Normal">
      <style:paragraph-properties fo:margin-top="0cm" fo:margin-bottom="0cm" style:contextual-spacing="false" fo:line-height="100%" fo:hyphenation-ladder-count="no-limit">
        <style:tab-stops>
          <style:tab-stop style:position="7.5cm" style:type="center"/>
          <style:tab-stop style:position="15cm" style:type="right"/>
        </style:tab-stops>
      </style:paragraph-properties>
      <style:text-properties fo:hyphenate="false"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Normal" style:class="extra">
      <style:paragraph-properties fo:margin-top="0cm" fo:margin-bottom="0cm" style:contextual-spacing="false" fo:line-height="100%" fo:hyphenation-ladder-count="no-limit">
        <style:tab-stops>
          <style:tab-stop style:position="7.5cm" style:type="center"/>
          <style:tab-stop style:position="15cm" style:type="right"/>
        </style:tab-stops>
      </style:paragraph-properties>
      <style:text-properties fo:hyphenate="false" loext:hyphenation-no-caps="false"/>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Fuente_20_de_20_párrafo_20_predeter." style:display-name="Fuente de párrafo predeter." style:family="text"/>
    <style:style style:name="Encabezado_20_Car" style:display-name="Encabezado Car" style:family="text" style:parent-style-name="Fuente_20_de_20_párrafo_20_predeter."/>
    <style:style style:name="Pie_20_de_20_página_20_Car" style:display-name="Pie de página Car" style:family="text" style:parent-style-name="Fuente_20_de_20_párrafo_20_predeter."/>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Tabla1" style:family="table">
      <style:table-properties style:width="14.982cm" fo:margin-left="0cm" table:align="left"/>
    </style:style>
    <style:style style:name="Tabla1.A" style:family="table-column">
      <style:table-column-properties style:column-width="6.251cm"/>
    </style:style>
    <style:style style:name="Tabla1.B" style:family="table-column">
      <style:table-column-properties style:column-width="8.731cm"/>
    </style:style>
    <style:style style:name="Tabla1.A1" style:family="table-cell">
      <style:table-cell-properties style:vertical-align="middle" fo:padding-left="0.191cm" fo:padding-right="0.191cm" fo:padding-top="0cm" fo:padding-bottom="0cm" fo:border-left="none" fo:border-right="none" fo:border-top="none" fo:border-bottom="0.5pt solid #000000" style:writing-mode="lr-tb"/>
    </style:style>
    <style:style style:name="MP1" style:family="paragraph" style:parent-style-name="Encabezado">
      <style:paragraph-properties fo:text-align="end" style:justify-single-word="false"/>
      <style:text-properties fo:font-size="9pt" fo:font-style="italic" style:font-size-asian="9pt" style:font-style-asian="italic" style:font-size-complex="10pt" style:font-style-complex="italic"/>
    </style:style>
    <style:style style:name="MT1" style:family="text">
      <style:text-properties officeooo:rsid="000523d5"/>
    </style:style>
    <style:style style:name="M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49cm" fo:margin-bottom="1.249cm" fo:margin-left="3cm" fo:margin-right="3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header-footer-properties fo:min-height="1.251cm" fo:margin-left="0cm" fo:margin-right="0cm" fo:margin-bottom="0cm" style:dynamic-spacing="true"/>
      </style:header-style>
      <style:footer-style/>
    </style:page-layout>
    <style:style style:name="Mdp1" style:family="drawing-page">
      <style:drawing-page-properties draw:background-size="full"/>
    </style:style>
  </office:automatic-styles>
  <office:master-styles>
    <style:master-page style:name="Standard" style:page-layout-name="Mpm1"/>
    <style:master-page style:name="MP0" style:page-layout-name="Mpm2" draw:style-name="Mdp1">
      <style:header>
        <table:table table:name="Tabla1" table:style-name="Tabla1">
          <table:table-column table:style-name="Tabla1.A"/>
          <table:table-column table:style-name="Tabla1.B"/>
          <table:table-row table:style-name="TableLine2246963305280">
            <table:table-cell table:style-name="Tabla1.A1" office:value-type="string">
              <text:p text:style-name="Encabezado"><draw:frame draw:style-name="Mfr1" draw:name="Imagen 11" text:anchor-type="as-char" svg:y="0cm" svg:width="5.292cm" style:rel-width="scale" svg:height="1.058cm" style:rel-height="scale" draw:z-index="1"><draw:image xlink:href="Pictures/10000001000001AE00000056DB66F0D0AF63E1C9.png" xlink:type="simple" xlink:show="embed" xlink:actuate="onLoad" draw:mime-type="image/png"/><svg:desc>Texto

Descripción generada automáticamente</svg:desc></draw:frame></text:p>
            </table:table-cell>
            <table:table-cell table:style-name="Tabla1.A1" office:value-type="string">
              <text:p text:style-name="MP1">Sistemas <text:span text:style-name="MT1">Informáticos</text:span></text:p>
              <text:p text:style-name="MP1"><text:span text:style-name="MT1">11</text:span>/05/2022. Ejercicio</text:p>
            </table:table-cell>
          </table:table-row>
        </table:table>
        <text:p text:style-name="Encabezado"/>
      </style:head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2.0.4$Windows_X86_64 LibreOffice_project/9a9c6381e3f7a62afc1329bd359cc48accb6435b</meta:generator>
    <dc:title/>
    <dc:description/>
    <dc:subject/>
    <meta:initial-creator>Angel Luis Santana Reyes</meta:initial-creator>
    <meta:creation-date>2022-05-06T08:10:00Z</meta:creation-date>
    <dc:date>2022-05-11T12:49:23.784000000</dc:date>
    <meta:editing-cycles>3</meta:editing-cycles>
    <meta:editing-duration>PT1M57S</meta:editing-duration>
    <meta:document-statistic meta:table-count="1" meta:image-count="1" meta:object-count="1" meta:page-count="2" meta:paragraph-count="18" meta:word-count="289" meta:character-count="1832" meta:non-whitespace-character-count="1563"/>
    <meta:template xlink:type="simple" xlink:actuate="onRequest" xlink:title="" xlink:href="../Script%20powershell-tarea%20programada.%20SSV%20(1).odt/Normal.dotm"/>
  </office:meta>
</office:document-meta>
</file>